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" svg:font-family="Liberation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" officeooo:rsid="000a0dd2" officeooo:paragraph-rsid="000a0dd2"/>
    </style:style>
    <style:style style:name="P2" style:family="paragraph" style:parent-style-name="Standard">
      <style:text-properties style:font-name="Liberation" officeooo:rsid="000a0dd2" officeooo:paragraph-rsid="000a0dd2" fo:background-color="#ffd7d7"/>
    </style:style>
    <style:style style:name="P3" style:family="paragraph" style:parent-style-name="Standard">
      <style:text-properties style:font-name="Liberation" fo:font-size="9pt" officeooo:rsid="000cb98e" officeooo:paragraph-rsid="000cb98e" style:font-size-asian="9pt" style:font-size-complex="9pt"/>
    </style:style>
    <style:style style:name="P4" style:family="paragraph" style:parent-style-name="Standard">
      <style:text-properties style:font-name="Liberation" fo:font-size="9pt" officeooo:rsid="000cb98e" officeooo:paragraph-rsid="000e871f" style:font-size-asian="9pt" style:font-size-complex="9pt"/>
    </style:style>
    <style:style style:name="P5" style:family="paragraph" style:parent-style-name="Standard">
      <style:text-properties style:font-name="Liberation" fo:font-size="9pt" officeooo:rsid="0013d73d" officeooo:paragraph-rsid="0013d73d" style:font-size-asian="9pt" style:font-size-complex="9pt"/>
    </style:style>
    <style:style style:name="P6" style:family="paragraph" style:parent-style-name="Standard">
      <style:text-properties style:font-name="Liberation" fo:font-size="9pt" fo:font-weight="bold" officeooo:rsid="000cb98e" officeooo:paragraph-rsid="000cb98e" style:font-size-asian="9pt" style:font-weight-asian="bold" style:font-size-complex="9pt" style:font-weight-complex="bold"/>
    </style:style>
    <style:style style:name="P7" style:family="paragraph" style:parent-style-name="Standard">
      <style:text-properties style:font-name="Liberation" fo:font-size="9pt" fo:font-weight="bold" officeooo:rsid="000cb98e" officeooo:paragraph-rsid="000e871f" style:font-size-asian="9pt" style:font-weight-asian="bold" style:font-size-complex="9pt" style:font-weight-complex="bold"/>
    </style:style>
    <style:style style:name="P8" style:family="paragraph" style:parent-style-name="Standard">
      <style:text-properties style:font-name="Liberation" fo:font-size="9pt" fo:font-weight="bold" officeooo:rsid="000f303d" officeooo:paragraph-rsid="000f303d" style:font-size-asian="9pt" style:font-weight-asian="bold" style:font-size-complex="9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" fo:font-size="9pt" fo:font-weight="bold" officeooo:rsid="000f303d" officeooo:paragraph-rsid="000f303d" fo:background-color="#ffd8ce" style:font-size-asian="9pt" style:font-weight-asian="bold" style:font-size-complex="9pt" style:font-weight-complex="bold"/>
    </style:style>
    <style:style style:name="P10" style:family="paragraph" style:parent-style-name="Standard">
      <style:text-properties style:font-name="Liberation" fo:font-size="9pt" fo:font-weight="normal" officeooo:rsid="000e871f" officeooo:paragraph-rsid="000cb98e" style:font-size-asian="9pt" style:font-weight-asian="normal" style:font-size-complex="9pt" style:font-weight-complex="normal"/>
    </style:style>
    <style:style style:name="P11" style:family="paragraph" style:parent-style-name="Standard">
      <style:text-properties style:font-name="Liberation" fo:font-size="9pt" fo:font-weight="normal" officeooo:rsid="000f303d" officeooo:paragraph-rsid="000f303d" style:font-size-asian="9pt" style:font-weight-asian="normal" style:font-size-complex="9pt" style:font-weight-complex="normal"/>
    </style:style>
    <style:style style:name="P12" style:family="paragraph" style:parent-style-name="Standard">
      <style:text-properties style:font-name="Liberation" fo:font-size="9pt" fo:font-weight="normal" officeooo:rsid="0015fcce" officeooo:paragraph-rsid="0015fcce" style:font-size-asian="9pt" style:font-weight-asian="normal" style:font-size-complex="9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" fo:font-size="9pt" fo:font-weight="normal" officeooo:rsid="000f303d" officeooo:paragraph-rsid="000f303d" fo:background-color="#ffd8ce" style:font-size-asian="9pt" style:font-weight-asian="normal" style:font-size-complex="9pt" style:font-weight-complex="normal"/>
    </style:style>
    <style:style style:name="T1" style:family="text">
      <style:text-properties officeooo:rsid="000e871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e871f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 – Array e loop For<text:tab/><text:tab/><text:tab/><text:tab/><text:tab/><text:tab/><text:tab/>22/06/2022</text:p>
      <text:p text:style-name="P1"/>
      <text:p text:style-name="P2">Array:</text:p>
      <text:p text:style-name="P2"/>
      <text:p text:style-name="P3">[] <text:tab/><text:tab/>→ criar uma array</text:p>
      <text:p text:style-name="P3">push<text:span text:style-name="T1">()</text:span><text:tab/><text:tab/>→ colocar um valor no final da array</text:p>
      <text:p text:style-name="P3">.<text:span text:style-name="T1">unshift()<text:tab/>→colocar um valor no inicio da array</text:span></text:p>
      <text:p text:style-name="P7">.<text:span text:style-name="T1">pop ()<text:tab/><text:tab/>→ remove o ultimo valor da array</text:span></text:p>
      <text:p text:style-name="P7">.<text:span text:style-name="T1">shift()<text:tab/><text:tab/>→remove o primeiro valor da array</text:span></text:p>
      <text:p text:style-name="P4">lenght<text:tab/><text:tab/>→ mostra a quantidade de valor existente na array</text:p>
      <text:p text:style-name="P3">sort()<text:tab/><text:tab/>→ coloca em ordem alfabética</text:p>
      <text:p text:style-name="P5">indexOf<text:tab/>(“”)<text:tab/>→ procura um indice de uma array</text:p>
      <text:p text:style-name="P3"/>
      <text:p text:style-name="P3">for (let index=0; index &lt; pizzas.lenght; index +=1){</text:p>
      <text:p text:style-name="P3">console.log (pizzas[index]);<text:tab/><text:tab/><text:tab/><text:tab/>→ estrutura de repetição para percorrer todo array</text:p>
      <text:p text:style-name="P3">}</text:p>
      <text:p text:style-name="P3"/>
      <text:p text:style-name="P6"><text:span text:style-name="T1">importante = primeira posição do array é 0</text:span><text:span text:style-name="T3">.</text:span></text:p>
      <text:p text:style-name="P10"/>
      <text:p text:style-name="P9"><text:span text:style-name="T3">F</text:span><text:span text:style-name="T2">OR ESTRUTURA DE REPETIÇÃO</text:span></text:p>
      <text:p text:style-name="P13"/>
      <text:p text:style-name="P8"><text:span text:style-name="T3">f</text:span><text:span text:style-name="T2">or (inicialização; <text:tab/>condição;<text:tab/> incremento/decremento) {</text:span></text:p>
      <text:p text:style-name="P11">console.log(“hello world”);</text:p>
      <text:p text:style-name="P11">}</text:p>
      <text:p text:style-name="P11"/>
      <text:p text:style-name="P12">inicialização → <text:tab/><text:tab/><text:tab/>declaração da variável com objetivo de contar as repetições;</text:p>
      <text:p text:style-name="P12">condição →<text:tab/><text:tab/><text:tab/>até quando eu quero que o código se repita;</text:p>
      <text:p text:style-name="P12">incremento/decremento → <text:tab/>a cada repetição vai acrescer +1 no seu próprio valor;</text:p>
      <text:p text:style-name="P12"/>
      <text:p text:style-name="P11"><text:s/></text:p>
      <text:p text:style-name="P11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" svg:font-family="Liberation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2T15:05:53.404993269</meta:creation-date>
    <dc:date>2022-06-22T23:11:43.996976045</dc:date>
    <meta:editing-duration>PT4H28M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2" meta:word-count="143" meta:character-count="890" meta:non-whitespace-character-count="742"/>
  </office:meta>
</office:document-meta>
</file>